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1" svg:width="2.899cm" svg:height="2.176cm" svg:x="23.301cm" svg:y="2.112cm" draw:caption-point-x="-0.61cm" draw:caption-point-y="1.51cm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1" svg:width="2.899cm" svg:height="2.176cm" svg:x="23.301cm" svg:y="2.564cm" draw:caption-point-x="-0.61cm" draw:caption-point-y="1.51cm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6">
            <text:p>ZTCG_ATKRES</text:p>
          </table:table-cell>
          <table:table-cell office:value-type="string" calcext:value-type="string">
            <text:p>ATKRES_NIL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/>
          <table:table-cell table:style-name="ce1" office:value-type="string" calcext:value-type="string" table:number-columns-spanned="1" table:number-rows-spanned="3">
            <text:p>ZTCG_BLOCKAURA</text:p>
          </table:table-cell>
          <table:table-cell office:value-type="string" calcext:value-type="string">
            <text:p>AURA_STU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HIJ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 table:number-columns-repeated="4"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 table:number-columns-repeated="4"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 table:number-columns-repeated="4"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/>
          <table:table-cell table:style-name="ce1" office:value-type="string" calcext:value-type="string" table:number-columns-spanned="1" table:number-rows-spanned="2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1" draw:text-style-name="P2" svg:width="2.899cm" svg:height="2.176cm" svg:x="9.68cm" svg:y="25.141cm" draw:caption-point-x="-0.61cm" draw:caption-point-y="1.51cm">
              <dc:date>2016-07-13T00:00:00</dc:date>
              <text:p text:style-name="P2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 table:number-columns-repeated="4"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3:03:02.5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8M52S</meta:editing-duration>
    <meta:editing-cycles>20</meta:editing-cycles>
    <meta:generator>LibreOffice/4.3.7.2$Windows_x86 LibreOffice_project/8a35821d8636a03b8bf4e15b48f59794652c68ba</meta:generator>
    <dc:date>2016-08-22T00:34:12.255000000</dc:date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